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PExpressionParser.consume( char [ ] chars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PExpressionParser.setState( 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ExpressionParser.get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ExpressionParser.init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PExpressionParser.append( char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PExpressionParser.setEscaped( boolean escap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ExpressionParser.done( XSPExpression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ExpressionParser.consume( XSPExpressionParser parser , char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PExpressionParser.flush( Locator locator , String descri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QuotedState.consume( XSPExpressionParser parser , char c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PExpressionParser.handleExpres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PExpressionParser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otedState.QuotedState( char qu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ExpressionParser.handle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PExpressionParser.decrNes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.done( XSPExpression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ExpressionParser.isEscap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ExpressionParser.consume( CharSequence cha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PExpressionParser.XSPExpressionParser( 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ExpressionParser.incrNes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